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8.0.0 --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automatic-styles>
    <style:style style:name="P1" style:family="paragraph" style:parent-style-name="Normal" style:master-page-name="Standard"/>
    <style:style style:name="P2" style:family="paragraph" style:parent-style-name="Normal"/>
    <style:style style:name="P3" style:family="paragraph" style:parent-style-name="Normal"/>
    <style:style style:name="P4" style:family="paragraph" style:parent-style-name="Normal"/>
    <style:style style:name="P5" style:family="paragraph" style:parent-style-name="Normal"/>
    <style:style style:name="P6" style:family="paragraph" style:parent-style-name="Normal">
      <style:paragraph-properties fo:text-align="center"/>
    </style:style>
    <style:style style:name="T6_1" style:family="text">
      <style:text-properties fo:font-size="16pt" style:font-size-asian="16pt"/>
    </style:style>
    <style:style style:name="P7" style:family="paragraph" style:parent-style-name="Normal">
      <style:paragraph-properties fo:text-align="center"/>
    </style:style>
    <style:style style:name="T7_1" style:family="text">
      <style:text-properties fo:font-size="16pt" style:font-size-asian="16pt"/>
    </style:style>
    <style:style style:name="P8" style:family="paragraph" style:parent-style-name="Normal">
      <style:paragraph-properties fo:text-align="center"/>
    </style:style>
    <style:style style:name="P9" style:family="paragraph" style:parent-style-name="Normal">
      <style:paragraph-properties fo:text-align="center"/>
    </style:style>
    <style:style style:name="P10" style:family="paragraph" style:parent-style-name="Normal">
      <style:paragraph-properties fo:text-align="center"/>
    </style:style>
    <style:style style:name="P11" style:family="paragraph" style:parent-style-name="Normal">
      <style:paragraph-properties fo:text-align="center"/>
    </style:style>
    <style:style style:name="P12" style:family="paragraph" style:parent-style-name="Normal">
      <style:paragraph-properties fo:text-align="center"/>
    </style:style>
    <style:style style:name="P13" style:family="paragraph" style:parent-style-name="Normal">
      <style:paragraph-properties fo:text-align="center"/>
    </style:style>
    <style:style style:name="P14" style:family="paragraph" style:parent-style-name="Normal">
      <style:paragraph-properties fo:text-align="center"/>
    </style:style>
    <style:style style:name="P15" style:family="paragraph" style:parent-style-name="Normal">
      <style:paragraph-properties fo:text-align="center"/>
    </style:style>
    <style:style style:name="P16" style:family="paragraph" style:parent-style-name="Normal">
      <style:paragraph-properties fo:text-align="center"/>
    </style:style>
    <style:style style:name="P17" style:family="paragraph" style:parent-style-name="Normal">
      <style:paragraph-properties fo:text-align="center"/>
    </style:style>
    <style:style style:name="P18" style:family="paragraph" style:parent-style-name="Normal">
      <style:paragraph-properties fo:text-align="center"/>
    </style:style>
    <style:style style:name="P19" style:family="paragraph" style:parent-style-name="Normal">
      <style:paragraph-properties fo:text-align="center"/>
    </style:style>
    <style:style style:name="P20" style:family="paragraph" style:parent-style-name="Normal">
      <style:paragraph-properties fo:text-align="left"/>
    </style:style>
    <style:style style:name="P21" style:family="paragraph" style:parent-style-name="Normal">
      <style:paragraph-properties fo:text-align="left"/>
    </style:style>
    <style:style style:name="P22" style:family="paragraph" style:parent-style-name="Normal">
      <style:paragraph-properties fo:text-align="justify"/>
    </style:style>
    <style:style style:name="T22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23" style:family="paragraph" style:parent-style-name="Normal">
      <style:paragraph-properties fo:text-align="justify"/>
    </style:style>
    <style:style style:name="T23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24" style:family="paragraph" style:parent-style-name="Normal">
      <style:paragraph-properties fo:text-align="left"/>
    </style:style>
    <style:style style:name="T24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25" style:family="paragraph" style:parent-style-name="Normal">
      <style:paragraph-properties fo:text-align="justify"/>
    </style:style>
    <style:style style:name="T25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26" style:family="paragraph" style:parent-style-name="Normal">
      <style:paragraph-properties fo:text-align="left"/>
    </style:style>
    <style:style style:name="T26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27" style:family="paragraph" style:parent-style-name="Normal">
      <style:paragraph-properties fo:text-align="justify"/>
    </style:style>
    <style:style style:name="T27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28" style:family="paragraph" style:parent-style-name="Normal">
      <style:paragraph-properties fo:text-align="left"/>
    </style:style>
    <style:style style:name="T28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29" style:family="paragraph" style:parent-style-name="Normal">
      <style:paragraph-properties fo:text-align="justify"/>
    </style:style>
    <style:style style:name="T29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30" style:family="paragraph" style:parent-style-name="Normal">
      <style:paragraph-properties fo:text-align="left"/>
    </style:style>
    <style:style style:name="T30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31" style:family="paragraph" style:parent-style-name="Normal">
      <style:paragraph-properties fo:text-align="justify"/>
    </style:style>
    <style:style style:name="T31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32" style:family="paragraph" style:parent-style-name="Normal">
      <style:paragraph-properties fo:text-align="left"/>
    </style:style>
    <style:style style:name="T32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33" style:family="paragraph" style:parent-style-name="Normal">
      <style:paragraph-properties fo:text-align="justify"/>
    </style:style>
    <style:style style:name="T33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34" style:family="paragraph" style:parent-style-name="Normal">
      <style:paragraph-properties fo:text-align="left"/>
    </style:style>
    <style:style style:name="T34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35" style:family="paragraph" style:parent-style-name="Normal">
      <style:paragraph-properties fo:text-align="justify"/>
    </style:style>
    <style:style style:name="T35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36" style:family="paragraph" style:parent-style-name="Normal">
      <style:paragraph-properties fo:text-align="left"/>
    </style:style>
    <style:style style:name="T36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37" style:family="paragraph" style:parent-style-name="Normal">
      <style:paragraph-properties fo:text-align="justify"/>
    </style:style>
    <style:style style:name="T37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38" style:family="paragraph" style:parent-style-name="Normal">
      <style:paragraph-properties fo:text-align="left"/>
    </style:style>
    <style:style style:name="T38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39" style:family="paragraph" style:parent-style-name="Normal">
      <style:paragraph-properties fo:text-align="justify"/>
    </style:style>
    <style:style style:name="T39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40" style:family="paragraph" style:parent-style-name="Normal">
      <style:paragraph-properties fo:text-align="left"/>
    </style:style>
    <style:style style:name="T40_1" style:family="text">
      <style:text-properties fo:letter-spacing="0cm" fo:font-style="normal" style:font-style-asian="normal" fo:color="#000000" style:font-name="Roboto Regular" fo:font-size="14pt" style:font-name-asian="Roboto Regular" style:font-size-asian="14pt" style:font-name-complex="Roboto Regular" fo:font-weight="normal" style:font-weight-asian="normal"/>
    </style:style>
    <style:style style:name="P41" style:family="paragraph" style:parent-style-name="Normal">
      <style:paragraph-properties fo:text-align="left"/>
    </style:style>
    <style:style style:name="T41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42" style:family="paragraph" style:parent-style-name="Normal">
      <style:paragraph-properties fo:text-align="left"/>
    </style:style>
    <style:style style:name="T42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43" style:family="paragraph" style:parent-style-name="Normal">
      <style:paragraph-properties fo:text-align="left"/>
    </style:style>
    <style:style style:name="T43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44" style:family="paragraph" style:parent-style-name="Normal">
      <style:paragraph-properties fo:text-align="left"/>
    </style:style>
    <style:style style:name="T44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45" style:family="paragraph" style:parent-style-name="Normal">
      <style:paragraph-properties fo:text-align="left"/>
    </style:style>
    <style:style style:name="T45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46" style:family="paragraph" style:parent-style-name="Normal">
      <style:paragraph-properties fo:text-align="left"/>
    </style:style>
    <style:style style:name="T46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47" style:family="paragraph" style:parent-style-name="Normal">
      <style:paragraph-properties fo:text-align="left"/>
    </style:style>
    <style:style style:name="T47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48" style:family="paragraph" style:parent-style-name="Normal">
      <style:paragraph-properties fo:text-align="left"/>
    </style:style>
    <style:style style:name="T48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49" style:family="paragraph" style:parent-style-name="Normal">
      <style:paragraph-properties fo:text-align="left"/>
    </style:style>
    <style:style style:name="T49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0" style:family="paragraph" style:parent-style-name="Normal">
      <style:paragraph-properties fo:text-align="left"/>
    </style:style>
    <style:style style:name="T50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1" style:family="paragraph" style:parent-style-name="Normal">
      <style:paragraph-properties fo:text-align="left"/>
    </style:style>
    <style:style style:name="T51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2" style:family="paragraph" style:parent-style-name="Normal">
      <style:paragraph-properties fo:text-align="left"/>
    </style:style>
    <style:style style:name="T52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3" style:family="paragraph" style:parent-style-name="Normal">
      <style:paragraph-properties fo:text-align="left"/>
    </style:style>
    <style:style style:name="T53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4" style:family="paragraph" style:parent-style-name="Normal">
      <style:paragraph-properties fo:text-align="left"/>
    </style:style>
    <style:style style:name="T54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5" style:family="paragraph" style:parent-style-name="Normal">
      <style:paragraph-properties fo:text-align="left"/>
    </style:style>
    <style:style style:name="T55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6" style:family="paragraph" style:parent-style-name="Normal">
      <style:paragraph-properties fo:text-align="left"/>
    </style:style>
    <style:style style:name="T56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7" style:family="paragraph" style:parent-style-name="Normal">
      <style:paragraph-properties fo:text-align="left"/>
    </style:style>
    <style:style style:name="T57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8" style:family="paragraph" style:parent-style-name="Normal">
      <style:paragraph-properties fo:text-align="left"/>
    </style:style>
    <style:style style:name="T58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59" style:family="paragraph" style:parent-style-name="Normal">
      <style:paragraph-properties fo:text-align="left"/>
    </style:style>
    <style:style style:name="T59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60" style:family="paragraph" style:parent-style-name="Normal">
      <style:paragraph-properties fo:text-align="left"/>
    </style:style>
    <style:style style:name="T60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61" style:family="paragraph" style:parent-style-name="Normal">
      <style:paragraph-properties fo:text-align="left"/>
    </style:style>
    <style:style style:name="T61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62" style:family="paragraph" style:parent-style-name="Normal">
      <style:paragraph-properties fo:text-align="left"/>
    </style:style>
    <style:style style:name="T62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  <style:style style:name="P63" style:family="paragraph" style:parent-style-name="Normal">
      <style:paragraph-properties fo:text-align="left"/>
    </style:style>
    <style:style style:name="T63_1" style:family="text">
      <style:text-properties fo:letter-spacing="0cm" fo:font-style="normal" style:font-style-asian="normal" fo:color="#000000" style:font-name="Roboto Regular" fo:font-size="12pt" style:font-name-asian="Roboto Regular" style:font-size-asian="12pt" style:font-name-complex="Roboto Regular" fo:font-weight="normal" style:font-weight-asian="normal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text:span text:style-name="T6_1">Programowanie<text:s/>Deklaratywne<text:s/>-<text:s/>Projekt</text:span></text:p>
      <text:p text:style-name="P7"><text:span text:style-name="T7_1">"Produkcja"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2_1">Opis<text:s/>projektu</text:span></text:p>
      <text:p text:style-name="P23"><text:span text:style-name="T23_1">Przedmiotem<text:s/>projektu<text:s/>jest<text:s/>program<text:s/>Prologowy,<text:s/>symulujący<text:s/>system<text:s/>zarządzania<text:s/>produkcją.<text:s/>Zawiera<text:s/>funkcje<text:s/>do<text:s/>zarządzania<text:s/>zasobami,<text:s/>produkcją<text:s/>produktów,<text:s/>planowaniem<text:s/>produkcji<text:s/>oraz<text:s/>docelowo<text:s/>dodawaniem<text:s/>nowych<text:s/>produktów,<text:s/>którego<text:s/>nie<text:s/>udało<text:s/>się<text:s/>w<text:s/>pełni<text:s/>zaimplementować.<text:s/>Program<text:s/>wykorzystuje<text:s/>interfejs<text:s/>graficzny<text:s/>(GUI)<text:s/>zbudowany<text:s/>przy<text:s/>pomocy<text:s/>biblioteki<text:s/>XPCE<text:s/>do<text:s/>interakcji<text:s/>z<text:s/>użytkownikiem.</text:span></text:p>
      <text:p text:style-name="P24"><text:span text:style-name="T24_1">Zarządzanie<text:s/>zasobami</text:span></text:p>
      <text:p text:style-name="P25"><text:span text:style-name="T25_1">Program<text:s/>zaczyna<text:s/>się<text:s/>od<text:s/>zestawu<text:s/>predefiniowanych<text:s/>zasobów,<text:s/>takich<text:s/>jak<text:s/>drewno,<text:s/>żelazo<text:s/>i<text:s/>plastik.<text:s/>Predykat<text:s/>resource/2<text:s/>jest<text:s/>używany<text:s/>do<text:s/>przechowywania<text:s/>nazwy<text:s/>i<text:s/>ilości<text:s/>każdego<text:s/>zasobu.</text:span></text:p>
      <text:p text:style-name="P26"><text:span text:style-name="T26_1">Zarządzanie<text:s/>produktami</text:span></text:p>
      <text:p text:style-name="P27"><text:span text:style-name="T27_1">Program<text:s/>zawiera<text:s/>również<text:s/>zestaw<text:s/>predefiniowanych<text:s/>produktów,<text:s/>takich<text:s/>jak<text:s/>krzesła,<text:s/>stoły<text:s/>i<text:s/>samochodziki.<text:s/>Każdy<text:s/>produkt<text:s/>jest<text:s/>zdefiniowany<text:s/>przez<text:s/>swoją<text:s/>nazwę,<text:s/>zasoby<text:s/>wymagane<text:s/>do<text:s/>produkcji<text:s/>oraz<text:s/>czas<text:s/>produkcji.<text:s/>Predykat<text:s/>new_product/3<text:s/>jest<text:s/>używany<text:s/>do<text:s/>przechowywania<text:s/>tych<text:s/>informacji.</text:span></text:p>
      <text:p text:style-name="P28"><text:span text:style-name="T28_1">Zarządzanie<text:s/>zapasami</text:span></text:p>
      <text:p text:style-name="P29"><text:span text:style-name="T29_1">Program<text:s/>śledzi<text:s/>aktualny<text:s/>stan<text:s/>magazynu<text:s/>każdego<text:s/>produktu<text:s/>za<text:s/>pomocą<text:s/>predykatu<text:s/>inventory/2.</text:span></text:p>
      <text:p text:style-name="P30"><text:span text:style-name="T30_1">Planowanie<text:s/>maszynowe</text:span></text:p>
      <text:p text:style-name="P31"><text:span text:style-name="T31_1">Program<text:s/>pozwala<text:s/>na<text:s/>planowanie<text:s/>produkcji<text:s/>na<text:s/>różnych<text:s/>maszynach.<text:s/>Każda<text:s/>maszyna<text:s/>jest<text:s/>zdefiniowana<text:s/>przez<text:s/>swoją<text:s/>nazwę<text:s/>i<text:s/>produkty,<text:s/>które<text:s/>może<text:s/>wyprodukować.<text:s/>Predykat<text:s/>machine/2<text:s/>jest<text:s/>używany<text:s/>do<text:s/>przechowywania<text:s/>tych<text:s/>informacji.<text:s/>Predykat<text:s/>machine_schedule/2<text:s/>jest<text:s/>używany<text:s/>do<text:s/>przechowywania<text:s/>harmonogramu<text:s/>dla<text:s/>każdej<text:s/>maszyny.</text:span></text:p>
      <text:p text:style-name="P32"><text:span text:style-name="T32_1">Produkcja</text:span></text:p>
      <text:p text:style-name="P33"><text:span text:style-name="T33_1">Predykat<text:s/>produce/2<text:s/>jest<text:s/>używany<text:s/>do<text:s/>produkcji<text:s/>produktu.<text:s/>Sprawdza,<text:s/>czy<text:s/>wymagane<text:s/>zasoby<text:s/>są<text:s/>dostępne,<text:s/>zużywa<text:s/>zasoby,<text:s/>aktualizuje<text:s/>zapasy<text:s/>i<text:s/>wyświetla<text:s/>komunikat<text:s/>informujący<text:s/>o<text:s/>czasie<text:s/>produkcji.</text:span></text:p>
      <text:p text:style-name="P34"><text:span text:style-name="T34_1">Dodawanie<text:s/>zasobów</text:span></text:p>
      <text:p text:style-name="P35"><text:span text:style-name="T35_1">Predykat<text:s/>add_resource/2<text:s/>jest<text:s/>używany<text:s/>do<text:s/>dodawania<text:s/>nowego<text:s/>zasobu<text:s/>lub<text:s/>zwiększania<text:s/>ilości<text:s/>istniejącego<text:s/>zasobu.</text:span></text:p>
      <text:p text:style-name="P36"><text:span text:style-name="T36_1">Interfejs<text:s/>GUI</text:span></text:p>
      <text:p text:style-name="P37"><text:span text:style-name="T37_1">Program<text:s/>wykorzystuje<text:s/>interfejs<text:s/>GUI<text:s/>do<text:s/>interakcji<text:s/>z<text:s/>użytkownikiem.<text:s/>Interfejs<text:s/>zawiera<text:s/>przyciski<text:s/>umożliwiające<text:s/>wyświetlanie<text:s/>zapasów,<text:s/>zasobów,<text:s/>produkcję<text:s/>produktów,<text:s/>planowanie<text:s/>produkcji,<text:s/>dodawanie<text:s/>nowych<text:s/>produktów<text:s/>oraz<text:s/>zakończenie<text:s/>programu.<text:s/>Każdy<text:s/>przycisk<text:s/>uruchamia<text:s/>odpowiedni<text:s/>predykat<text:s/>do<text:s/>wykonania<text:s/>żądanej<text:s/>akcji.</text:span></text:p>
      <text:p text:style-name="P38"><text:span text:style-name="T38_1">Problemy<text:s/>z<text:s/>dodawaniem<text:s/>nowych<text:s/>produktów</text:span></text:p>
      <text:p text:style-name="P39"><text:span text:style-name="T39_1">Predykat<text:s/>add_product/3<text:s/>nie<text:s/>działa<text:s/>poprawnie<text:s/>z<text:s/>powodu<text:s/>niewykonania<text:s/>się<text:s/>predykatu<text:s/>get_values/2.<text:s/>Ten<text:s/>predykat<text:s/>powinien<text:s/>wyciągnąć<text:s/>wartości<text:s/>wprowadzone<text:s/>przez<text:s/>użytkownika<text:s/>dla<text:s/>zasobów<text:s/>wymaganych<text:s/>do<text:s/>nowego<text:s/>produktu.<text:s/>Nie<text:s/>wykonuje<text:s/>się<text:s/>on<text:s/>jednak<text:s/>i<text:s/>po<text:s/>wielu<text:s/>póbach<text:s/>doprowadzenia<text:s/>go<text:s/>do<text:s/>działania,<text:s/>nie<text:s/>jest<text:s/>jasne,<text:s/>dlaczego<text:s/>ten<text:s/>predykat<text:s/>nie<text:s/>działa<text:s/>zgodnie<text:s/>z<text:s/>zamierzeniem.<text:s/>Wiadomo<text:s/>natomiast<text:s/>że<text:s/>próba<text:s/>implementacji<text:s/>z<text:s/>użyciem<text:s/>polecania<text:s/>wbudowanego<text:s/>maplist,<text:s/>wielokrotnie<text:s/>kończyła<text:s/>się<text:s/>błędem<text:s/>w<text:s/>konsoli,<text:s/>świadczącym<text:s/>o<text:s/>tym,<text:s/>że<text:s/>polecenie<text:s/>to<text:s/>nie<text:s/>zostało<text:s/>znalezione.<text:s/>Funkcja<text:s/>pozostała<text:s/>częścią<text:s/>projektu<text:s/>głównie<text:s/>przez<text:s/>to,<text:s/>że<text:s/>jej<text:s/>interfejs<text:s/>reaguje<text:s/>na<text:s/>zmiany<text:s/>w<text:s/>liście<text:s/>dostępnych<text:s/>zasobów,<text:s/>co<text:s/>miało<text:s/>być<text:s/>schludnym<text:s/>rozwiązaniem<text:s/>problemów<text:s/>z<text:s/>przekazywaniem<text:s/>danych<text:s/>o<text:s/>zasobach<text:s/>potrzebnych<text:s/>w<text:s/>produkcji.</text:span></text:p>
      <text:p text:style-name="P40"><text:span text:style-name="T40_1">Wyjaśnienie<text:s/>predykatów</text:span></text:p>
      <text:p text:style-name="P41"><text:span text:style-name="T41_1">available_resource/2:<text:s/>Sprawdza,<text:s/>czy<text:s/>zasób<text:s/>jest<text:s/>dostępny<text:s/>w<text:s/>wymaganej<text:s/>ilości.</text:span></text:p>
      <text:p text:style-name="P42"><text:span text:style-name="T42_1">product/3:<text:s/>Wyciąga<text:s/>informacje<text:s/>o<text:s/>zasobach<text:s/>i<text:s/>czasie<text:s/>potrzebnym<text:s/>do<text:s/>produkcji<text:s/>produktu.</text:span></text:p>
      <text:p text:style-name="P43"><text:span text:style-name="T43_1">can_produce/2:<text:s/>Sprawdza,<text:s/>czy<text:s/>produkt<text:s/>może<text:s/>być<text:s/>wyprodukowany<text:s/>przy<text:s/>dostępnych<text:s/>zasobach.</text:span></text:p>
      <text:p text:style-name="P44"><text:span text:style-name="T44_1">consume_resources/2:<text:s/>Zużywa<text:s/>zasoby<text:s/>potrzebne<text:s/>do<text:s/>produkcji<text:s/>produktu.</text:span></text:p>
      <text:p text:style-name="P45"><text:span text:style-name="T45_1">update_inventory/2:<text:s/>Aktualizuje<text:s/>zapasy<text:s/>po<text:s/>produkcji<text:s/>produktu.</text:span></text:p>
      <text:p text:style-name="P46"><text:span text:style-name="T46_1">add_resource/2:<text:s/>Dodaje<text:s/>nowy<text:s/>zasób<text:s/>lub<text:s/>zwiększa<text:s/>ilość<text:s/>istniejącego<text:s/>zasobu.</text:span></text:p>
      <text:p text:style-name="P47"><text:span text:style-name="T47_1">display_inventory:<text:s/>Wyświetla<text:s/>aktualne<text:s/>zapasy.</text:span></text:p>
      <text:p text:style-name="P48"><text:span text:style-name="T48_1">display_resources:<text:s/>Wyświetla<text:s/>aktualne<text:s/>zasoby.</text:span></text:p>
      <text:p text:style-name="P49"><text:span text:style-name="T49_1">schedule_production/3:<text:s/>Planuje<text:s/>produkcję<text:s/>produktu<text:s/>na<text:s/>maszynie.</text:span></text:p>
      <text:p text:style-name="P50"><text:span text:style-name="T50_1">display_schedule/1:<text:s/>Wyświetla<text:s/>harmonogram<text:s/>dla<text:s/>maszyny.</text:span></text:p>
      <text:p text:style-name="P51"><text:span text:style-name="T51_1">validate_resource/2:<text:s/>Waliduje<text:s/>dane<text:s/>wejściowe<text:s/>dotyczące<text:s/>dodawania<text:s/>nowego<text:s/>zasobu.</text:span></text:p>
      <text:p text:style-name="P52"><text:span text:style-name="T52_1">validate_product/3:<text:s/>Waliduje<text:s/>dane<text:s/>wejściowe<text:s/>dotyczące<text:s/>dodawania<text:s/>nowego<text:s/>produktu.</text:span></text:p>
      <text:p text:style-name="P53"><text:span text:style-name="T53_1">all_resources_valid/1:<text:s/>Sprawdza<text:s/>poprawność<text:s/>zasobów</text:span></text:p>
      <text:p text:style-name="P54"><text:span text:style-name="T54_1">start_interface:<text:s/>Inicjalizuje<text:s/>interfejs<text:s/>GUI.</text:span></text:p>
      <text:p text:style-name="P55"><text:span text:style-name="T55_1">display_inventory_ui:<text:s/>Wyświetla<text:s/>stan<text:s/>magazynu<text:s/>w<text:s/>oknie<text:s/>dialogowym<text:s/>GUI.</text:span></text:p>
      <text:p text:style-name="P56"><text:span text:style-name="T56_1">display_resources_ui:<text:s/>Wyświetla<text:s/>zasoby<text:s/>w<text:s/>oknie<text:s/>dialogowym<text:s/>GUI.</text:span></text:p>
      <text:p text:style-name="P57"><text:span text:style-name="T57_1">add_resource_ui:<text:s/>Wyświetla<text:s/>okno<text:s/>dialogowe<text:s/>GUI<text:s/>do<text:s/>dodawania<text:s/>nowego<text:s/>zasobu.</text:span></text:p>
      <text:p text:style-name="P58"><text:span text:style-name="T58_1">produce_product_ui:<text:s/>Wyświetla<text:s/>okno<text:s/>dialogowe<text:s/>GUI<text:s/>do<text:s/>produkcji<text:s/>produktu.</text:span></text:p>
      <text:p text:style-name="P59"><text:span text:style-name="T59_1">schedule_production_ui:<text:s/>Wyświetla<text:s/>okno<text:s/>dialogowe<text:s/>GUI<text:s/>do<text:s/>harmonogramowania<text:s/>produkcji.</text:span></text:p>
      <text:p text:style-name="P60"><text:span text:style-name="T60_1">add_product_ui:<text:s/>Wyświetla<text:s/>okno<text:s/>dialogowe<text:s/>GUI<text:s/>do<text:s/>dodawania<text:s/>nowego<text:s/>produktu.</text:span></text:p>
      <text:p text:style-name="P61"><text:span text:style-name="T61_1">get_values/2:<text:s/>Pobiera<text:s/>wartości<text:s/>wprowadzone<text:s/>przez<text:s/>użytkownika<text:s/>dla<text:s/>zasobów<text:s/>wymaganych<text:s/>do<text:s/>nowego<text:s/>produktu.</text:span></text:p>
      <text:p text:style-name="P62"><text:span text:style-name="T62_1">create_resources/3:<text:s/>Tworzy<text:s/>listę<text:s/>zasobów<text:s/>na<text:s/>podstawie<text:s/>danych<text:s/>wprowadzonych<text:s/>przez<text:s/>użytkownika.</text:span></text:p>
      <text:p text:style-name="P63"><text:span text:style-name="T63_1">add_product_ui_action/3:<text:s/>Dodaje<text:s/>nowy<text:s/>produkt<text:s/>do<text:s/>systemu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Roboto Regular" svg:font-family="Roboto Regular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fo:text-align="left" fo:line-height="120%" fo:margin-top="0cm" fo:margin-bottom="0.423cm" fo:orphans="2" fo:widows="2"/>
      <style:text-properties fo:color="#000000" style:font-name="Roboto Regular" fo:font-size="12pt" style:font-name-asian="Roboto Regular" style:font-size-asian="12pt" style:font-name-complex="Roboto Regular" style:font-size-complex="12pt"/>
    </style:style>
    <style:style style:name="Heading_20_1" style:display-name="Heading 1" style:family="paragraph" style:parent-style-name="Normal" style:default-outline-level="1">
      <style:paragraph-properties fo:text-align="left" fo:line-height="100%" fo:margin-top="0cm" fo:margin-bottom="0.353cm"/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_20_2" style:display-name="Heading 2" style:family="paragraph" style:parent-style-name="Normal" style:default-outline-level="2">
      <style:paragraph-properties fo:text-align="left" fo:line-height="120%" fo:margin-top="0cm" fo:margin-bottom="0.282cm"/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_20_3" style:display-name="Heading 3" style:family="paragraph" style:parent-style-name="Normal" style:default-outline-level="3">
      <style:paragraph-properties fo:text-align="left" fo:line-height="120%" fo:margin-top="0cm" fo:margin-bottom="0.282cm"/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_20_4" style:display-name="Heading 4" style:family="paragraph" style:parent-style-name="Normal" style:default-outline-level="4">
      <style:paragraph-properties fo:text-align="left" fo:line-height="120%" fo:margin-top="0cm" fo:margin-bottom="0.282cm"/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_20_5" style:display-name="Heading 5" style:family="paragraph" style:parent-style-name="Normal" style:default-outline-level="5">
      <style:paragraph-properties fo:text-align="left" fo:background-color="#404040" fo:line-height="130%" fo:margin-top="0cm" fo:margin-bottom="0.282cm"/>
      <style:text-properties fo:color="#ffffff" style:font-name="Roboto Regular" fo:font-size="12pt" style:font-name-asian="Roboto Regular" style:font-size-asian="12pt" style:font-name-complex="Roboto Regular"/>
    </style:style>
    <style:style style:name="Heading_20_6" style:display-name="Heading 6" style:family="paragraph" style:parent-style-name="Normal" style:default-outline-level="6">
      <style:paragraph-properties fo:text-align="left" fo:line-height="120%" fo:margin-top="0cm" fo:margin-bottom="0.212cm"/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Heading_20_7" style:display-name="Heading 7" style:family="paragraph" style:parent-style-name="Normal" style:default-outline-level="7">
      <style:paragraph-properties fo:margin-top="0.071cm" fo:margin-bottom="0cm"/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_20_8" style:display-name="Heading 8" style:family="paragraph" style:parent-style-name="Normal" style:default-outline-level="8">
      <style:paragraph-properties fo:margin-top="0.071cm" fo:margin-bottom="0cm"/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_20_9" style:display-name="Heading 9" style:family="paragraph" style:parent-style-name="Normal" style:default-outline-level="9">
      <style:paragraph-properties fo:margin-top="0.071cm" fo:margin-bottom="0cm"/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Default_20_Paragraph_20_Font" style:display-name="Default Paragraph Font" style:family="text">
      <style:text-properties style:font-name="Roboto Regular" fo:font-size="12pt" style:font-name-asian="Roboto Regular" style:font-size-asian="12pt" style:font-name-complex="Roboto Regular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Normal" style:default-outline-level="1">
      <style:paragraph-properties fo:text-align="left" fo:line-height="100%" fo:margin-top="0cm" fo:margin-bottom="0.635cm"/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ubtitle" style:family="paragraph" style:parent-style-name="Normal" style:default-outline-level="2">
      <style:paragraph-properties fo:text-align="left" fo:line-height="100%" fo:margin-top="0.423cm" fo:margin-bottom="0.847cm"/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Quote" style:family="paragraph" style:parent-style-name="Normal">
      <style:paragraph-properties fo:text-align="left" fo:background-color="#dae5f9" fo:line-height="130%" fo:margin-top="0cm" fo:margin-bottom="0.635cm" fo:padding-left="0.247cm" fo:border-left="#1e58bf 0.106cm solid"/>
      <style:text-properties fo:color="#000000" style:font-name="Roboto Regular" fo:font-size="12pt" style:font-name-asian="Roboto Regular" style:font-size-asian="12pt" style:font-name-complex="Roboto Regular"/>
    </style:style>
    <style:style style:name="Quote_20_Char" style:display-name="Quote Char" style:family="text" style:parent-style-name="Default_20_Paragraph_20_Font">
      <style:text-properties fo:font-style="italic" style:font-style-asian="italic" style:font-style-complex="italic" fo:color="#000000" fo:font-size="12pt" style:font-size-asian="12pt" style:font-size-complex="12pt"/>
    </style:style>
    <style:style style:name="Intense_20_Quote" style:display-name="Intense Quote" style:family="paragraph" style:parent-style-name="Normal">
      <style:paragraph-properties fo:line-height="125%" fo:margin-top="0.176cm" fo:padding-bottom="0.141cm" fo:border-bottom="#4f81bd 0.018cm solid" fo:margin-bottom="0cm" fo:border-left="#447de2 0.106cm solid" fo:margin-left="2.159cm" fo:margin-right="2.159cm"/>
      <style:text-properties fo:color="#447de2" style:font-name="Roboto Regular" fo:font-size="14pt" style:font-name-asian="Roboto Regular" style:font-size-asian="14pt" style:font-name-complex="Roboto Regular"/>
    </style:style>
    <style:style style:name="Intense_20_Quote_20_Char" style:display-name="Intense Quote Char" style:family="text" style:parent-style-name="Default_20_Paragraph_20_Font">
      <style:text-properties fo:font-style="italic" style:font-style-asian="italic" style:font-style-complex="italic" fo:color="#4f81bd" fo:font-size="12pt" style:font-size-asian="12pt" style:font-size-complex="12pt" fo:font-weight="bold" style:font-weight-asian="bold" style:font-weight-complex="bold"/>
    </style:style>
    <style:style style:name="List_20_Paragraph" style:display-name="List Paragraph" style:family="paragraph" style:parent-style-name="Normal">
      <style:paragraph-properties fo:margin-top="0cm" fo:margin-bottom="0cm" fo:margin-left="1.27cm"/>
      <style:text-properties fo:font-style="italic" style:font-style-asian="italic" fo:color="#447de2" style:font-name="Roboto Regular" fo:font-size="11pt" style:font-name-asian="Roboto Regular" style:font-size-asian="11pt" style:font-name-complex="Roboto Regular"/>
    </style:style>
    <style:style style:name="No_20_Spacing" style:display-name="No Spacing" style:family="paragraph" style:parent-style-name="Normal">
      <style:paragraph-properties fo:line-height="100%" fo:margin-top="0cm" fo:margin-bottom="0cm"/>
    </style:style>
    <style:style style:name="Heading4Char" style:family="text">
      <style:text-properties fo:font-style="italic" style:font-style-asian="italic" fo:color="#000000" style:font-name="Roboto Regular" fo:font-size="14pt" style:font-name-asian="Roboto Regular" style:font-size-asian="14pt" style:font-name-complex="Roboto Regular" fo:font-weight="bold" style:font-weight-asian="bold"/>
    </style:style>
    <style:style style:name="Heading9Char" style:family="text">
      <style:text-properties fo:font-style="italic" style:font-style-asian="italic"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SubtitleChar" style:family="text">
      <style:text-properties fo:font-style="italic" style:font-style-asian="italic" fo:color="#404040" style:font-name="Roboto Regular" fo:font-size="12pt" style:font-name-asian="Roboto Regular" style:font-size-asian="12pt" style:font-name-complex="Roboto Regular" fo:font-weight="bold" style:font-weight-asian="bold"/>
    </style:style>
    <style:style style:name="Heading2Char" style:family="text">
      <style:text-properties fo:color="#000000" style:font-name="Roboto Regular" fo:font-size="18pt" style:font-name-asian="Roboto Regular" style:font-size-asian="18pt" style:font-name-complex="Roboto Regular" fo:font-weight="bold" style:font-weight-asian="bold"/>
    </style:style>
    <style:style style:name="Heading8Char" style:family="text">
      <style:text-properties fo:color="#26543d" style:font-name="Roboto Regular" fo:font-size="11pt" style:font-name-asian="Roboto Regular" style:font-size-asian="11pt" style:font-name-complex="Roboto Regular" fo:font-weight="bold" style:font-weight-asian="bold"/>
    </style:style>
    <style:style style:name="Heading6Char" style:family="text">
      <style:text-properties fo:font-style="italic" style:font-style-asian="italic" fo:color="#000000" style:font-name="Roboto Regular" fo:font-size="11pt" style:font-name-asian="Roboto Regular" style:font-size-asian="11pt" style:font-name-complex="Roboto Regular" style:text-underline-style="solid" style:text-underline-color="font-color"/>
    </style:style>
    <style:style style:name="Subtle_20_Emphasis" style:display-name="Subtle Emphasis" style:family="text" style:parent-style-name="Default_20_Paragraph_20_Font">
      <style:text-properties fo:font-style="italic" style:font-style-asian="italic" fo:color="#bfbfbf" style:font-name="Roboto Regular" fo:font-size="12pt" style:font-name-asian="Roboto Regular" style:font-size-asian="12pt" style:font-name-complex="Roboto Regular"/>
    </style:style>
    <style:style style:name="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/>
    </style:style>
    <style:style style:name="Intense_20_Emphasis" style:display-name="Intense Emphasis" style:family="text" style:parent-style-name="Default_20_Paragraph_20_Font">
      <style:text-properties fo:font-style="italic" style:font-style-asian="italic" style:font-name="Roboto Regular" fo:font-size="12pt" style:font-name-asian="Roboto Regular" style:font-size-asian="12pt" style:font-name-complex="Roboto Regular" fo:font-weight="bold" style:font-weight-asian="bold"/>
    </style:style>
    <style:style style:name="TitleChar" style:family="text">
      <style:text-properties fo:letter-spacing="-0.018cm" fo:color="#1e58bf" style:font-name="Roboto Regular" fo:font-size="36pt" style:font-name-asian="Roboto Regular" style:font-size-asian="36pt" style:font-name-complex="Roboto Regular" fo:font-weight="bold" style:font-weight-asian="bold"/>
    </style:style>
    <style:style style:name="Strong" style:family="text" style:parent-style-name="Default_20_Paragraph_20_Font">
      <style:text-properties style:font-name="Roboto Regular" fo:font-size="12pt" style:font-name-asian="Roboto Regular" style:font-size-asian="12pt" style:font-name-complex="Roboto Regular" fo:font-weight="bold" style:font-weight-asian="bold"/>
    </style:style>
    <style:style style:name="Subtle_20_Reference" style:display-name="Subtle Reference" style:family="text" style:parent-style-name="Default_20_Paragraph_20_Font">
      <style:text-properties fo:font-variant="small-caps" fo:color="#bfbfbf" style:font-name="Roboto Regular" fo:font-size="12pt" style:font-name-asian="Roboto Regular" style:font-size-asian="12pt" style:font-name-complex="Roboto Regular" style:text-underline-style="solid" style:text-underline-color="font-color"/>
    </style:style>
    <style:style style:name="Intense_20_Reference" style:display-name="Intense Reference" style:family="text" style:parent-style-name="Default_20_Paragraph_20_Font">
      <style:text-properties fo:letter-spacing="0.009cm" fo:font-variant="small-caps" style:font-name="Roboto Regular" fo:font-size="12pt" style:font-name-asian="Roboto Regular" style:font-size-asian="12pt" style:font-name-complex="Roboto Regular" fo:font-weight="bold" style:font-weight-asian="bold" style:text-underline-style="solid" style:text-underline-color="font-color"/>
    </style:style>
    <style:style style:name="Book_20_Title" style:display-name="Book Title" style:family="text" style:parent-style-name="Default_20_Paragraph_20_Font">
      <style:text-properties fo:font-variant="small-caps" style:font-name="Roboto Regular" fo:font-size="12pt" style:font-name-asian="Roboto Regular" style:font-size-asian="12pt" style:font-name-complex="Roboto Regular" fo:font-weight="bold" style:font-weight-asian="bold"/>
    </style:style>
    <style:style style:name="Heading7Char" style:family="text">
      <style:text-properties fo:font-style="italic" style:font-style-asian="italic" fo:color="#143b7f" style:font-name="Roboto Regular" fo:font-size="11pt" style:font-name-asian="Roboto Regular" style:font-size-asian="11pt" style:font-name-complex="Roboto Regular"/>
    </style:style>
    <style:style style:name="Heading1Char" style:family="text">
      <style:text-properties fo:color="#0d0d0d" style:font-name="Roboto Regular" fo:font-size="24pt" style:font-name-asian="Roboto Regular" style:font-size-asian="24pt" style:font-name-complex="Roboto Regular" fo:font-weight="bold" style:font-weight-asian="bold"/>
    </style:style>
    <style:style style:name="Heading3Char" style:family="text">
      <style:text-properties fo:color="#000000" style:font-name="Roboto Regular" fo:font-size="16pt" style:font-name-asian="Roboto Regular" style:font-size-asian="16pt" style:font-name-complex="Roboto Regular" fo:font-weight="bold" style:font-weight-asian="bold"/>
    </style:style>
    <style:style style:name="Heading5Char" style:family="text">
      <style:text-properties fo:color="#ffffff" style:font-name="Roboto Regular" fo:font-size="12pt" style:font-name-asian="Roboto Regular" style:font-size-asian="12pt" style:font-name-complex="Roboto Regular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1.27cm" fo:padding-bottom="0cm" fo:margin-bottom="1.27cm" fo:padding-left="0cm" fo:margin-left="2.54cm" fo:padding-right="0cm" fo:margin-right="2.54cm">
        <style:columns fo:column-count="1" fo:column-gap="1.27cm">
          <style:column style:rel-width="0*"/>
        </style:columns>
      </style:page-layout-properties>
      <style:header-style>
        <style:header-footer-properties fo:min-height="1.27cm" style:dynamic-spacing="true"/>
      </style:header-style>
      <style:footer-style>
        <style:header-footer-properties fo:min-height="1.27cm" style:dynamic-spacing="true"/>
      </style:footer-style>
    </style:page-layout>
    <style:style style:name="P1" style:family="paragraph" style:parent-style-name="Normal" style:master-page-name="Standard"/>
    <style:style style:name="P2" style:family="paragraph" style:parent-style-name="Normal"/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  <meta:user-defined meta:name="ZWConversion">2</meta:user-defined>
  </office:meta>
</office:document-meta>
</file>